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1" svg:font-family="Helvetica, serif"/>
    <style:font-face style:name="Mangal1" svg:font-family="Mangal"/>
    <style:font-face style:name="Helvetica" svg:font-family="Helvetica" style:font-family-generic="roman"/>
    <style:font-face style:name="Times-Roman" svg:font-family="Times-Roman" style:font-family-generic="roman"/>
    <style:font-face style:name="Arial1" svg:font-family="Arial" style:font-family-generic="swiss"/>
    <style:font-face style:name="Helvetica-Bold" svg:font-family="Helvetica-Bold" style:font-family-generic="swiss"/>
    <style:font-face style:name="Times-Bold" svg:font-family="Times-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fo:text-align="start" style:justify-single-word="false" style:text-autospace="none"/>
      <style:text-properties fo:font-size="12pt" style:font-size-asian="12pt" style:font-size-complex="12pt"/>
    </style:style>
    <style:style style:name="P3" style:family="paragraph" style:parent-style-name="Standard" style:list-style-name="">
      <style:paragraph-properties fo:text-align="start" style:justify-single-word="false" style:text-autospace="none"/>
      <style:text-properties style:font-name="Helvetica-Bold" fo:font-size="10pt" style:font-name-asian="Helvetica-Bold" style:font-size-asian="10pt" style:font-name-complex="Helvetica-Bold" style:font-size-complex="10pt"/>
    </style:style>
    <style:style style:name="P4" style:family="paragraph" style:parent-style-name="Standard" style:list-style-name="">
      <style:paragraph-properties fo:text-align="start"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5" style:family="paragraph" style:parent-style-name="Standard" style:list-style-name="">
      <style:paragraph-properties fo:text-align="center"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6" style:family="paragraph" style:parent-style-name="Standard" style:list-style-name="">
      <style:paragraph-properties fo:text-align="end"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7" style:family="paragraph" style:parent-style-name="Standard" style:list-style-name="">
      <style:paragraph-properties fo:text-align="start" style:justify-single-word="false" style:text-autospace="none"/>
      <style:text-properties style:font-name="Helvetica" fo:font-size="12pt" style:font-name-asian="Helvetica" style:font-size-asian="12pt" style:font-name-complex="Helvetica" style:font-size-complex="12pt"/>
    </style:style>
    <style:style style:name="T1" style:family="text">
      <style:text-properties style:font-name="Times-Roman" fo:font-size="12pt" style:font-name-asian="Times-Roman" style:font-size-asian="12pt" style:font-name-complex="Times-Roman" style:font-size-complex="12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style:font-name="Helvetica" fo:font-size="12pt" fo:font-weight="bold" style:font-name-asian="Helvetica" style:font-size-asian="12pt" style:font-weight-asian="bold" style:font-name-complex="Helvetica" style:font-size-complex="12pt" style:font-weight-complex="bold"/>
    </style:style>
    <style:style style:name="T4" style:family="text">
      <style:text-properties style:font-name="Helvetica" style:font-name-asian="Helvetica" style:font-name-complex="Helvetica"/>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Arial1" fo:font-size="12pt" style:font-name-asian="Arial1" style:font-size-asian="12pt" style:font-name-complex="Arial1" style:font-size-complex="12pt"/>
    </style:style>
    <style:style style:name="T7" style:family="text">
      <style:text-properties fo:font-variant="normal" fo:text-transform="none" fo:color="#000000" style:font-name="Helvetica1" fo:font-size="14pt" fo:letter-spacing="normal" fo:font-style="normal" fo:font-weight="normal"/>
    </style:style>
    <style:style style:name="T8" style:family="text">
      <style:text-properties fo:font-variant="normal" fo:text-transform="none" fo:color="#000000" style:font-name="Helvetica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mmer &amp; George Slater <text:s text:c="4"/></text:p>
      <text:p text:style-name="P6">1841 S. Riverside Dr. <text:s text:c="11"/></text:p>
      <text:p text:style-name="P6">Au Gres, Michigan 48703 <text:s text:c="4"/></text:p>
      <text:p text:style-name="P6">June 3, 2013 <text:s text:c="25"/></text:p>
      <text:p text:style-name="P4"/>
      <text:p text:style-name="P4"/>
      <text:p text:style-name="P4"/>
      <text:p text:style-name="P4">City of AuGres Michigan</text:p>
      <text:p text:style-name="P4">Patricia Killingbeck (City Manage)</text:p>
      <text:p text:style-name="P4">124 West Huron Road</text:p>
      <text:p text:style-name="P4">P.O Box 121</text:p>
      <text:p text:style-name="P4">AuGres MI 48703</text:p>
      <text:p text:style-name="P4"/>
      <text:p text:style-name="P5">NOTICE OF CONDITIONAL ACCEPTANCE / NOTICE OF DISCHARGE BY WAY OF SEEKING</text:p>
      <text:p text:style-name="P5">CLARIFICATION / NOTICE OF NON PRESENTMENT</text:p>
      <text:p text:style-name="P4"/>
      <text:p text:style-name="P7">Notice to agent is notice to principal, notice to principal is notice to agent. Affected</text:p>
      <text:p text:style-name="P7">parties wishing to dispute the claims made herein or make their own counterclaims</text:p>
      <text:p text:style-name="P7">must respond appropriately within TEN (10) days of service of notice of this action, and</text:p>
      <text:p text:style-name="P7">must register their response in this notary public office either in person or by certified</text:p>
      <text:p text:style-name="P7">mail, under oath, bond, and full commercial liability. Failure to respond will result in</text:p>
      <text:p text:style-name="P7">DEFAULT JUDGMENT</text:p>
      <text:p text:style-name="P7"/>
      <text:p text:style-name="P7">Dear Patricia Killingbeck/City Manager of AuGres,</text:p>
      <text:p text:style-name="P7"/>
      <text:p text:style-name="P3"><text:span text:style-name="T2">I am writing with respect to </text:span><text:span text:style-name="T3">letter dated May 30, 2013</text:span><text:span text:style-name="T2">, I acknowledge receipt</text:span></text:p>
      <text:p text:style-name="P7">and CONDITIONAL ACCEPTANCE of your notice. I here by discharge this notice by</text:p>
      <text:p text:style-name="P7">seeking clarification. I do not understand the cause and nature of the charges and</text:p>
      <text:p text:style-name="P7">possible proceedings against me. All of the options given in this letter would be</text:p>
      <text:p text:style-name="P7">tantamount to dishonoring your notice which I do not intend to do. I am sending this</text:p>
      <text:p text:style-name="P7">notice to offer discussion in the form of conditional acceptance of your notice, to avoid</text:p>
      <text:p text:style-name="P7">conflict. I accept that you are trying to communicate with me but I do not understand</text:p>
      <text:p text:style-name="P7">exactly what it is you are trying to convey. It appears as though you are claiming that I have violated an ordinance that I did not agree to and have debris in my yard.</text:p>
      <text:p text:style-name="P7"/>
      <text:p text:style-name="P7"/>
      <text:p text:style-name="P3"><text:span text:style-name="T2">It is important that your office understands that I am </text:span><text:span text:style-name="T5">NOT </text:span><text:span text:style-name="T2">entering a plea of not</text:span></text:p>
      <text:p text:style-name="P7">guilty, nor am I entering a plea of guilty, it is premature to be entering any plea of any</text:p>
      <text:p text:style-name="P7">kind without first discussion and discovery. I am writing this notice to offer discussion,</text:p>
      <text:p text:style-name="P7">to avoid conflict, NOT to enter a plea. I am RESPONDING to the letter dated May 30, 2013 as the letter demands that I do. I am NOT creating “DISPUTE”, nor am I creating</text:p>
      <text:p text:style-name="P7">“CONFLICT” in dishonor, but offering conditional acceptance upon verification of your</text:p>
      <text:p text:style-name="P7">claim.</text:p>
      <text:p text:style-name="P7"/>
      <text:p text:style-name="P7">Please provide </text:p>
      <text:p text:style-name="P7"/>
      <text:p text:style-name="P7">1. A copy of the law that I have broken and 2. A copy of the LAWFUL 2 party</text:p>
      <text:p text:style-name="P7">contract that makes me liable to comply. The unclear information in your letter dated May 30, 2013 appears to indicate a statutory infraction of some form. The problem with this is that I am not bound to the terms and conditions of ANY contract to my knowledge, nor am I a</text:p>
      <text:p text:style-name="P7"><text:soft-page-break/>signatory to any agreement which gives the related statutes the force of law. A contract</text:p>
      <text:p text:style-name="P7">cannot be imposed where one does not exist. This notice also fails to provide any</text:p>
      <text:p text:style-name="P7">evidence of a complaining party alleging under oath and penalty of perjury the violation</text:p>
      <text:p text:style-name="P7">of a lawful right or damage or injury to their person or property.</text:p>
      <text:p text:style-name="P7"/>
      <text:p text:style-name="P7">As such it appears as if there is no valid cause of action, no standing, no corpus</text:p>
      <text:p text:style-name="P7">delicti, and thus, no jurisdictional authority given to any court or city official by transferrance of</text:p>
      <text:p text:style-name="P7">allegations sworn under oath, and additionally no “TRUE BILL”, which makes the letter dated May 30, 2013 itself appear to be invalid. If there is no complaining party alleging under oath these 2 elements of corpus delicti the third element, redress ability of the court, also does not exist. Only a grand jury can issue a true bill for a valid summons and warrant.</text:p>
      <text:p text:style-name="P7">As I understand it the court would only acquire jurisdiction if I create conflict in dishonor</text:p>
      <text:p text:style-name="P7">and ignore or dispute your notice before offering discussion. In addition to the</text:p>
      <text:p text:style-name="P7">requested original bill and copy of the contract, if my understanding is flawed please</text:p>
      <text:p text:style-name="P7">provide the following.</text:p>
      <text:p text:style-name="P7"/>
      <text:p text:style-name="P7">1. A copy of the VALID complaint filed which is sworn under oath and penalty of perjury</text:p>
      <text:p text:style-name="P3"><text:span text:style-name="T2">by a “real party of interest” alleging</text:span><text:span text:style-name="T6">; </text:span><text:span text:style-name="T2">damage or injury to person or property, or violation</text:span></text:p>
      <text:p text:style-name="P7">of a lawful right.</text:p>
      <text:p text:style-name="P7"/>
      <text:p text:style-name="P7">2. A true bill issued by a grand jury and ALL evidence presented to the grand jury upon</text:p>
      <text:p text:style-name="P7">which this true bill and valid summons was issued.</text:p>
      <text:p text:style-name="P7"/>
      <text:p text:style-name="P7">If the requested items are not provided, and a response given within 10 days,</text:p>
      <text:p text:style-name="P7">ANY and ALL points not in contention will be mutually understood and constitute a</text:p>
      <text:p text:style-name="P7">shared understanding by acquiescence, which will create permanent irrevocable</text:p>
      <text:p text:style-name="P7">estoppel with respect to all matters not in contention. And it will be further assumedqa that</text:p>
      <text:p text:style-name="P2"><text:span text:style-name="T4">there is no contract and the related charges </text:span><text:span text:style-name="T8">and allegations are invalid in the letter dated May 30, 2013</text:span> <text:span text:style-name="T4">are invalid. Again all responses must be submitted under oath, bond, and full commercial liability to be valid.</text:span></text:p>
      <text:p text:style-name="P7"/>
      <text:p text:style-name="P7">I here by swear under oath and penalty of perjury that everything stated in this notice is</text:p>
      <text:p text:style-name="P7">true and correct to the best of my knowledge and sent in good faith pursuant to my duty</text:p>
      <text:p text:style-name="P7">to defend claim and exercise rights.</text:p>
      <text:p text:style-name="P7"/>
      <text:p text:style-name="P7">SIGNATURE</text:p>
      <text:p text:style-name="P7">_____________________________</text:p>
      <text:p text:style-name="P7">NOTARY</text:p>
      <text:p text:style-name="P1"><text:span text:style-name="T2">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1" svg:font-family="Helvetica, serif"/>
    <style:font-face style:name="Mangal1" svg:font-family="Mangal"/>
    <style:font-face style:name="Helvetica" svg:font-family="Helvetica" style:font-family-generic="roman"/>
    <style:font-face style:name="Times-Roman" svg:font-family="Times-Roman" style:font-family-generic="roman"/>
    <style:font-face style:name="Arial1" svg:font-family="Arial" style:font-family-generic="swiss"/>
    <style:font-face style:name="Helvetica-Bold" svg:font-family="Helvetica-Bold" style:font-family-generic="swiss"/>
    <style:font-face style:name="Times-Bold" svg:font-family="Times-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12:17:02.99</meta:creation-date>
    <dc:date>2013-06-03T09:56:37.88</dc:date>
    <meta:editing-duration>P2DT21H12M38S</meta:editing-duration>
    <meta:editing-cycles>6</meta:editing-cycles>
    <meta:generator>OpenOffice.org/3.4.1$Win32 OpenOffice.org_project/341m1$Build-9593</meta:generator>
    <meta:print-date>2013-06-03T09:55:00.41</meta:print-date>
    <meta:document-statistic meta:table-count="0" meta:image-count="0" meta:object-count="0" meta:page-count="2" meta:paragraph-count="63" meta:word-count="834" meta:character-count="4783"/>
  </office:meta>
</office:document-meta>
</file>